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475cm" table:align="left"/>
    </style:style>
    <style:style style:name="Table1.A" style:family="table-column">
      <style:table-column-properties style:column-width="7.765cm"/>
    </style:style>
    <style:style style:name="Table1.B" style:family="table-column">
      <style:table-column-properties style:column-width="3.623cm"/>
    </style:style>
    <style:style style:name="Table1.C" style:family="table-column">
      <style:table-column-properties style:column-width="4.08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451cm" table:align="left"/>
    </style:style>
    <style:style style:name="Table2.A" style:family="table-column">
      <style:table-column-properties style:column-width="5.286cm"/>
    </style:style>
    <style:style style:name="Table2.B" style:family="table-column">
      <style:table-column-properties style:column-width="5.16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fo:color="#c9211e" loext:opacity="100%" officeooo:rsid="0006de7f" officeooo:paragraph-rsid="0006de7f" fo:background-color="#ffff00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 and very important question ✅</text:p>
      <text:p text:style-name="Text_20_body">The <text:span text:style-name="Strong_20_Emphasis">maximum sentence length</text:span> you allow during training has a <text:span text:style-name="Strong_20_Emphasis">huge impact</text:span> on:</text:p>
      <text:list xml:id="list1205580711" text:style-name="L1">
        <text:list-item>
          <text:p text:style-name="P3">training <text:span text:style-name="Strong_20_Emphasis">speed</text:span>,</text:p>
        </text:list-item>
        <text:list-item>
          <text:p text:style-name="P3"><text:span text:style-name="Strong_20_Emphasis">memory usage</text:span>, and</text:p>
        </text:list-item>
        <text:list-item>
          <text:p text:style-name="P3">the model’s ability to <text:span text:style-name="Strong_20_Emphasis">handle long sentences</text:span>.</text:p>
        </text:list-item>
      </text:list>
      <text:p text:style-name="Text_20_body">Let’s break it down carefully 👇</text:p>
      <text:p text:style-name="Horizontal_20_Line"/>
      <text:h text:style-name="Heading_20_2" text:outline-level="2">🧠 1️⃣ General rule of thumb</text:h>
      <text:p text:style-name="Text_20_body">For <text:span text:style-name="Strong_20_Emphasis">translation models</text:span> (like MarianMT, mBART, or T5), the <text:span text:style-name="Strong_20_Emphasis">max sentence length</text:span> (<text:span text:style-name="Source_20_Text">max_length</text:span> or <text:span text:style-name="Source_20_Text">max_seq_length</text:span>) is usually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del size</text:p>
            </table:table-cell>
            <table:table-cell table:style-name="Table1.A1" office:value-type="string">
              <text:p text:style-name="Table_20_Heading">Typical max length</text:p>
            </table:table-cell>
            <table:table-cell table:style-name="Table1.A1" office:value-type="string">
              <text:p text:style-name="Table_20_Heading">Recommended range</text:p>
            </table:table-cell>
          </table:table-row>
        </table:table-header-rows>
        <table:table-row>
          <table:table-cell table:style-name="Table1.A1" office:value-type="string">
            <text:p text:style-name="Table_20_Contents">Small models (e.g. Helsinki-NLP/opus-mt)</text:p>
          </table:table-cell>
          <table:table-cell table:style-name="Table1.A1" office:value-type="string">
            <text:p text:style-name="Table_20_Contents">128 tokens</text:p>
          </table:table-cell>
          <table:table-cell table:style-name="Table1.A1" office:value-type="string">
            <text:p text:style-name="Table_20_Contents">64–128</text:p>
          </table:table-cell>
        </table:table-row>
        <table:table-row>
          <table:table-cell table:style-name="Table1.A1" office:value-type="string">
            <text:p text:style-name="Table_20_Contents">Medium models (e.g. mBART-50, T5-small)</text:p>
          </table:table-cell>
          <table:table-cell table:style-name="Table1.A1" office:value-type="string">
            <text:p text:style-name="Table_20_Contents">256 tokens</text:p>
          </table:table-cell>
          <table:table-cell table:style-name="Table1.A1" office:value-type="string">
            <text:p text:style-name="Table_20_Contents">128–256</text:p>
          </table:table-cell>
        </table:table-row>
        <table:table-row>
          <table:table-cell table:style-name="Table1.A1" office:value-type="string">
            <text:p text:style-name="Table_20_Contents">Large models (e.g. mT5-base/large)</text:p>
          </table:table-cell>
          <table:table-cell table:style-name="Table1.A1" office:value-type="string">
            <text:p text:style-name="Table_20_Contents">512–1024 tokens</text:p>
          </table:table-cell>
          <table:table-cell table:style-name="Table1.A1" office:value-type="string">
            <text:p text:style-name="Table_20_Contents">256–512</text:p>
          </table:table-cell>
        </table:table-row>
      </table:table>
      <text:p text:style-name="Horizontal_20_Line"/>
      <text:h text:style-name="Heading_20_2" text:outline-level="2">🗣 2️⃣ For a <text:span text:style-name="Emphasis">new dialect</text:span> (like Ngiemboon)</text:h>
      <text:p text:style-name="Text_20_body">Since your goal is to build a <text:span text:style-name="Strong_20_Emphasis">bilingual model Ngiemboon ↔ English</text:span>, and your dataset likely contains <text:span text:style-name="Strong_20_Emphasis">short sentences or phrases</text:span>, you don’t need long sequences.</text:p>
      <text:p text:style-name="Text_20_body">✅ <text:span text:style-name="Strong_20_Emphasis">Recommended setting for your case:</text:span></text:p>
      <text:p text:style-name="P1"><text:span text:style-name="Source_20_Text">max_length = 128</text:span></text:p>
      <text:p text:style-name="Text_20_body">This is:</text:p>
      <text:list xml:id="list2632588149" text:style-name="L2">
        <text:list-item>
          <text:p text:style-name="P4">Long enough to capture even long Ngiemboon proverbs or explanations,</text:p>
        </text:list-item>
        <text:list-item>
          <text:p text:style-name="P4">Efficient for training on CPU or small GPU,</text:p>
        </text:list-item>
        <text:list-item>
          <text:p text:style-name="P4">Standard for small translation models (like <text:span text:style-name="Source_20_Text">Helsinki-NLP/opus-mt-*</text:span>).</text:p>
        </text:list-item>
      </text:list>
      <text:p text:style-name="Text_20_body">If you notice that <text:span text:style-name="Strong_20_Emphasis">many sentences are truncated</text:span> (cut off during tokenization), you can increase to <text:span text:style-name="Strong_20_Emphasis">max_length = 256</text:span> safely.</text:p>
      <text:p text:style-name="Horizontal_20_Line"/>
      <text:h text:style-name="Heading_20_2" text:outline-level="2">📊 3️⃣ How to check if 128 is enough</text:h>
      <text:p text:style-name="Text_20_body">Before training, you can inspect your dataset:</text:p>
      <text:p text:style-name="Preformatted_20_Text"><text:span text:style-name="Source_20_Text">from transformers import MarianTokenizer</text:span></text:p>
      <text:p text:style-name="Preformatted_20_Text"><text:soft-page-break/><text:span text:style-name="Source_20_Text">import pandas as pd</text:span></text:p>
      <text:p text:style-name="Preformatted_20_Text"/>
      <text:p text:style-name="Preformatted_20_Text"><text:span text:style-name="Source_20_Text">tokenizer = MarianTokenizer.from_pretrained("Helsinki-NLP/opus-mt-en-fr")</text:span></text:p>
      <text:p text:style-name="Preformatted_20_Text"><text:span text:style-name="Source_20_Text">df = pd.read_csv("your_dataset.csv")</text:span></text:p>
      <text:p text:style-name="Preformatted_20_Text"/>
      <text:p text:style-name="Preformatted_20_Text"><text:span text:style-name="Source_20_Text">lengths = [len(tokenizer.tokenize(text)) for text in df["en"].tolist() + df["ngiemboon"].tolist()]</text:span></text:p>
      <text:p text:style-name="P1"><text:span text:style-name="Source_20_Text">print(f"Max tokens: {max(lengths)}, Average: {sum(lengths)/len(lengths):.2f}")</text:span></text:p>
      <text:p text:style-name="Text_20_body">If you see:</text:p>
      <text:list xml:id="list1502252278" text:style-name="L3">
        <text:list-item>
          <text:p text:style-name="P5"><text:span text:style-name="Source_20_Text">Max tokens</text:span> &lt; 128 → keep 128 ✅</text:p>
        </text:list-item>
        <text:list-item>
          <text:p text:style-name="P5"><text:span text:style-name="Source_20_Text">Max tokens</text:span> &gt; 200 → go up to 256 ⚙️</text:p>
        </text:list-item>
      </text:list>
      <text:p text:style-name="Horizontal_20_Line"/>
      <text:h text:style-name="Heading_20_2" text:outline-level="2">🧩 4️⃣ In your training code</text:h>
      <text:p text:style-name="Text_20_body">Just set it in the preprocessing function:</text:p>
      <text:p text:style-name="P1"><text:span text:style-name="Source_20_Text">tokenizer(inputs, text_target=targets, truncation=True, padding="max_length", max_length=128)</text:span></text:p>
      <text:p text:style-name="Horizontal_20_Line"/>
      <text:h text:style-name="Heading_20_3" text:outline-level="3">TL;DR ✅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tuation</text:p>
            </table:table-cell>
            <table:table-cell table:style-name="Table2.A1" office:value-type="string">
              <text:p text:style-name="Table_20_Heading">Recommended max_length</text:p>
            </table:table-cell>
          </table:table-row>
        </table:table-header-rows>
        <table:table-row>
          <table:table-cell table:style-name="Table2.A1" office:value-type="string">
            <text:p text:style-name="Table_20_Contents">Phrases / dictionary-style data</text:p>
          </table:table-cell>
          <table:table-cell table:style-name="Table2.A1" office:value-type="string">
            <text:p text:style-name="Table_20_Contents">64–128</text:p>
          </table:table-cell>
        </table:table-row>
        <table:table-row>
          <table:table-cell table:style-name="Table2.A1" office:value-type="string">
            <text:p text:style-name="Table_20_Contents">Normal sentences</text:p>
          </table:table-cell>
          <table:table-cell table:style-name="Table2.A1" office:value-type="string">
            <text:p text:style-name="Table_20_Contents">128–256</text:p>
          </table:table-cell>
        </table:table-row>
        <table:table-row>
          <table:table-cell table:style-name="Table2.A1" office:value-type="string">
            <text:p text:style-name="Table_20_Contents">Long texts (paragraphs)</text:p>
          </table:table-cell>
          <table:table-cell table:style-name="Table2.A1" office:value-type="string">
            <text:p text:style-name="Table_20_Contents">512</text:p>
          </table:table-cell>
        </table:table-row>
      </table:table>
      <text:p text:style-name="Horizontal_20_Line"/>
      <text:p text:style-name="Text_20_body">Would you like me to help you write a <text:span text:style-name="Strong_20_Emphasis">Python check</text:span> that scans your CSVs and automatically <text:span text:style-name="Strong_20_Emphasis">suggests an ideal max_length</text:span> based on real sentence lengths?</text:p>
      <text:p text:style-name="Standard"/>
      <text:p text:style-name="Standard"/>
      <text:p text:style-name="P2">WE PICK FOR OUR MODEL 100characte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4T17:11:01.489668581</meta:creation-date>
    <dc:date>2025-11-04T17:15:01.949467704</dc:date>
    <meta:editing-duration>PT4M1S</meta:editing-duration>
    <meta:editing-cycles>1</meta:editing-cycles>
    <meta:document-statistic meta:table-count="2" meta:image-count="0" meta:object-count="0" meta:page-count="2" meta:paragraph-count="54" meta:word-count="325" meta:character-count="2111" meta:non-whitespace-character-count="1854"/>
    <meta:generator>LibreOffice/7.3.7.2$Linux_X86_64 LibreOffice_project/30$Build-2</meta:generator>
  </office:meta>
</office:document-meta>
</file>